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Helvetica" svg:font-family="Helvetic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205b4" officeooo:paragraph-rsid="000205b4"/>
    </style:style>
    <style:style style:name="P2" style:family="paragraph" style:parent-style-name="Standard">
      <style:paragraph-properties fo:text-align="start" style:justify-single-word="false"/>
      <style:text-properties officeooo:rsid="000205b4" officeooo:paragraph-rsid="000205b4"/>
    </style:style>
    <style:style style:name="P3" style:family="paragraph" style:parent-style-name="Standard">
      <style:text-properties style:font-name="Liberation Serif" fo:font-size="12pt" officeooo:rsid="00028ae8" officeooo:paragraph-rsid="00028ae8" style:font-size-asian="12pt" style:font-size-complex="12pt"/>
    </style:style>
    <style:style style:name="P4" style:family="paragraph" style:parent-style-name="Standard">
      <style:text-properties style:font-name="Liberation Serif" fo:font-size="12pt" officeooo:rsid="00028ae8" officeooo:paragraph-rsid="0008014e" style:font-size-asian="12pt" style:font-size-complex="12pt"/>
    </style:style>
    <style:style style:name="P5" style:family="paragraph" style:parent-style-name="Text_20_body">
      <style:text-properties fo:font-variant="normal" fo:text-transform="none" fo:color="#000000" style:font-name="Helvetica" fo:font-size="9.75pt" fo:letter-spacing="normal" fo:font-style="normal" fo:font-weight="normal" officeooo:rsid="000205b4" officeooo:paragraph-rsid="000205b4"/>
    </style:style>
    <style:style style:name="P6" style:family="paragraph" style:parent-style-name="Text_20_body">
      <style:paragraph-properties fo:margin-left="0in" fo:margin-right="0.3937in" fo:margin-top="0in" fo:margin-bottom="0.139in" loext:contextual-spacing="false" style:line-height-at-least="0.1665in" fo:orphans="2" fo:widows="2" fo:text-indent="0in" style:auto-text-indent="false" style:writing-mode="lr-tb"/>
      <style:text-properties fo:font-variant="normal" fo:text-transform="none" fo:color="#222222" style:font-name="Calibri" fo:font-size="11pt" fo:letter-spacing="normal" fo:font-style="normal" fo:font-weight="normal"/>
    </style:style>
    <style:style style:name="P7" style:family="paragraph" style:parent-style-name="Text_20_body">
      <style:paragraph-properties fo:margin-left="0in" fo:margin-right="0.3937in" fo:margin-top="0in" fo:margin-bottom="0.139in" loext:contextual-spacing="false" style:line-height-at-least="0.1665in" fo:orphans="2" fo:widows="2" fo:text-indent="0in" style:auto-text-indent="false" style:writing-mode="lr-tb"/>
      <style:text-properties fo:font-variant="normal" fo:text-transform="none" fo:color="#222222" style:font-name="Calibri" fo:font-size="11pt" fo:letter-spacing="normal" fo:font-style="normal" fo:font-weight="normal" officeooo:rsid="00028ae8" officeooo:paragraph-rsid="00028ae8"/>
    </style:style>
    <style:style style:name="P8" style:family="paragraph" style:parent-style-name="Text_20_body">
      <style:paragraph-properties fo:margin-left="0in" fo:margin-right="0.3937in" fo:margin-top="0in" fo:margin-bottom="0.139in" loext:contextual-spacing="false" style:line-height-at-least="0.1665in" fo:orphans="2" fo:widows="2" fo:text-indent="0in" style:auto-text-indent="false" style:writing-mode="lr-tb"/>
      <style:text-properties fo:font-variant="normal" fo:text-transform="none" fo:color="#222222" fo:letter-spacing="normal"/>
    </style:style>
    <style:style style:name="P9" style:family="paragraph" style:parent-style-name="Text_20_body">
      <style:paragraph-properties fo:margin-left="0in" fo:margin-right="0.3937in" fo:margin-top="0in" fo:margin-bottom="0.139in" loext:contextual-spacing="false" style:line-height-at-least="0.1665in" fo:orphans="2" fo:widows="2" fo:text-indent="0in" style:auto-text-indent="false" style:writing-mode="lr-tb"/>
      <style:text-properties fo:font-variant="normal" fo:text-transform="none" fo:color="#222222" style:font-name="Liberation Serif" fo:font-size="12pt" fo:letter-spacing="normal" fo:font-style="normal" fo:font-weight="normal" officeooo:rsid="00028ae8" officeooo:paragraph-rsid="00028ae8" style:font-size-asian="12pt" style:font-size-complex="12pt"/>
    </style:style>
    <style:style style:name="P10" style:family="paragraph" style:parent-style-name="Standard">
      <style:text-properties style:font-name="Liberation Serif" fo:font-size="12pt" officeooo:rsid="00028ae8" officeooo:paragraph-rsid="00028ae8" style:font-size-asian="12pt" style:font-size-complex="12pt"/>
    </style:style>
    <style:style style:name="P11" style:family="paragraph" style:parent-style-name="Standard">
      <style:text-properties style:font-name="Liberation Serif" fo:font-size="12pt" officeooo:rsid="00096801" officeooo:paragraph-rsid="00096801" style:font-size-asian="12pt" style:font-size-complex="12pt"/>
    </style:style>
    <style:style style:name="P12" style:family="paragraph" style:parent-style-name="Standard">
      <style:text-properties style:font-name="Liberation Serif" fo:font-size="12pt" officeooo:rsid="000a622b" officeooo:paragraph-rsid="000a622b" style:font-size-asian="12pt" style:font-size-complex="12pt"/>
    </style:style>
    <style:style style:name="P13" style:family="paragraph" style:parent-style-name="Standard">
      <style:text-properties style:font-name="Liberation Serif" fo:font-size="12pt" officeooo:rsid="000a622b" officeooo:paragraph-rsid="000c2cd7" style:font-size-asian="12pt" style:font-size-complex="12pt"/>
    </style:style>
    <style:style style:name="P14" style:family="paragraph" style:parent-style-name="Standard">
      <style:text-properties style:font-name="Liberation Serif" fo:font-size="12pt" officeooo:rsid="000cbad6" officeooo:paragraph-rsid="000cbad6" style:font-size-asian="12pt" style:font-size-complex="12pt"/>
    </style:style>
    <style:style style:name="P15" style:family="paragraph" style:parent-style-name="Standard">
      <style:text-properties style:font-name="Liberation Serif" fo:font-size="12pt" officeooo:rsid="000e19d1" officeooo:paragraph-rsid="000e19d1" style:font-size-asian="12pt" style:font-size-complex="12pt"/>
    </style:style>
    <style:style style:name="P16" style:family="paragraph" style:parent-style-name="Standard">
      <style:text-properties style:font-name="Liberation Serif" fo:font-size="12pt" officeooo:rsid="0010e269" officeooo:paragraph-rsid="0010e269" style:font-size-asian="12pt" style:font-size-complex="12pt"/>
    </style:style>
    <style:style style:name="T1" style:family="text">
      <style:text-properties style:font-name="Calibri" fo:font-size="11pt" fo:font-style="normal" fo:font-weight="normal"/>
    </style:style>
    <style:style style:name="T2" style:family="text">
      <style:text-properties style:font-name="Calibri" fo:font-size="11pt" fo:font-style="normal" fo:font-weight="bold" fo:background-color="#ffff00" loext:char-shading-value="0" style:font-weight-asian="bold" style:font-weight-complex="bold"/>
    </style:style>
    <style:style style:name="T3" style:family="text">
      <style:text-properties fo:color="#222222" style:font-name="Calibri" fo:font-size="11pt"/>
    </style:style>
    <style:style style:name="T4" style:family="text">
      <style:text-properties fo:color="#222222" style:font-name="Calibri" fo:font-size="11pt" fo:font-weight="bold" fo:background-color="#ffff00" loext:char-shading-value="0" style:font-weight-asian="bold" style:font-weight-complex="bold"/>
    </style:style>
    <style:style style:name="T5" style:family="text">
      <style:text-properties fo:color="#1155cc" style:font-name="Calibri" fo:font-size="11pt"/>
    </style:style>
    <style:style style:name="T6" style:family="text">
      <style:text-properties fo:color="#0000ff" style:font-name="Calibri" fo:font-size="11pt" style:text-underline-style="solid" style:text-underline-width="auto" style:text-underline-color="font-color"/>
    </style:style>
    <style:style style:name="T7" style:family="text">
      <style:text-properties fo:font-weight="bold" fo:background-color="#ffff00" loext:char-shading-value="0" style:font-weight-asian="bold" style:font-weight-complex="bold"/>
    </style:style>
    <style:style style:name="T8" style:family="text">
      <style:text-properties style:font-name="Liberation Serif" fo:font-size="12pt" style:font-size-asian="12pt" style:font-size-complex="12pt"/>
    </style:style>
    <style:style style:name="T9" style:family="text">
      <style:text-properties officeooo:rsid="000459cb"/>
    </style:style>
    <style:style style:name="T10" style:family="text">
      <style:text-properties officeooo:rsid="00060999"/>
    </style:style>
    <style:style style:name="T11" style:family="text">
      <style:text-properties officeooo:rsid="00062159"/>
    </style:style>
    <style:style style:name="T12" style:family="text">
      <style:text-properties officeooo:rsid="0008014e"/>
    </style:style>
    <style:style style:name="T13" style:family="text">
      <style:text-properties officeooo:rsid="000c2cd7"/>
    </style:style>
    <style:style style:name="T14" style:family="text">
      <style:text-properties officeooo:rsid="000cbad6"/>
    </style:style>
    <style:style style:name="T15" style:family="text">
      <style:text-properties officeooo:rsid="000e19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AID RFI Response</text:p>
      <text:p text:style-name="P1"/>
      <text:p text:style-name="P2"/>
      <text:p text:style-name="P5"><text:span text:style-name="T3">USAID is exploring the possibility of</text:span><text:span text:style-name="T4"> developing an effort to improve discrete field identification in developing countrie</text:span><text:span text:style-name="T3">s. As a first step toward this (possible) end, we recently put out an RFI (request for information) on </text:span><text:a xlink:type="simple" xlink:href="http://grants.gov/" office:target-frame-name="_blank" xlink:show="new" text:style-name="Internet_20_link" text:visited-style-name="Visited_20_Internet_20_Link">grants.gov</text:a><text:span text:style-name="T5"> </text:span><text:span text:style-name="T3">(</text:span><text:a xlink:type="simple" xlink:href="https://www.grants.gov/web/grants/search-grants.html?keywords=RFI-AID-18-060418" office:target-frame-name="_blank" xlink:show="new" text:style-name="Internet_20_link" text:visited-style-name="Visited_20_Internet_20_Link"><text:span text:style-name="T6">here</text:span></text:a><text:span text:style-name="T3">, also attached as a pdf ) to ask for </text:span><text:span text:style-name="T4">more information on the state(s) of the technology(ies) available for identifying field units across multiple time periods and the ability to do so at scale, and for a range of environments</text:span><text:span text:style-name="T3">. We’re also trying to get a </text:span><text:span text:style-name="T4">better idea of who has the capacity to develop this work</text:span><text:span text:style-name="T3">; </text:span><text:span text:style-name="T4">what it would take to carry it to completion</text:span><text:span text:style-name="T3">; and</text:span><text:span text:style-name="T4"> how accurate any final product might be</text:span><text:span text:style-name="T3">.</text:span></text:p>
      <text:p text:style-name="P6">Ultimately, we are hoping that <text:span text:style-name="T7">identifying discrete field units and assessing changes field units over time (and in developing country settings) could improve our program design and targeting</text:span>. In theory, the information could also be a component in efforts to <text:span text:style-name="T7">understand impacts and productivity changes on smallholder farms</text:span>. We’re also thinking that such a data product could have <text:span text:style-name="T7">uses well beyond our own immediate needs at USAID (USDA, for example, as well as a host of private companies and research institutions).</text:span> At this point, however, we’re <text:span text:style-name="T7">trying to gauge whether the technology and methods are developed enough to warrant an investment in trying to build it</text:span>.</text:p>
      <text:p text:style-name="P8"><text:span text:style-name="T1">We would very much appreciate it if you could look at and respond to the attached RFI. The RFI asks for information on </text:span><text:span text:style-name="T2">methods and accuracy in field unit identification in developing agricultural settings, on the level of effort it would take to develop a data product for different geographies, and asks for illustrative examples of field unit detection.</text:span></text:p>
      <text:p text:style-name="P6">I'll close by saying that your <text:span text:style-name="T7">recent RSE paper was a major inspiration behind our interest in field unit identification, and we are very interested in some of the methods which you were developing.</text:span></text:p>
      <text:p text:style-name="P6"/>
      <text:p text:style-name="P9">Places of Interest Identified by Feed the Future, U.S, Gov’s Global Hunger and Food Security Initiative</text:p>
      <text:p text:style-name="P7"><text:span text:style-name="T8">- </text:span><text:a xlink:type="simple" xlink:href="http://ilsi.org/wp-content/uploads/2017/01/4_Richards-Urbanization-and-USAID.pdf" text:style-name="Internet_20_link" text:visited-style-name="Visited_20_Internet_20_Link"><text:span text:style-name="T8">http://ilsi.org/wp-content/uploads/2017/01/4_Richards-Urbanization-and-USAID.pdf</text:span></text:a></text:p>
      <text:p text:style-name="P9">- Malawi</text:p>
      <text:p text:style-name="P9">- Ghana</text:p>
      <text:p text:style-name="P9">- Haiti</text:p>
      <text:p text:style-name="P9">- Ethiopia</text:p>
      <text:p text:style-name="P9">- Mali</text:p>
      <text:p text:style-name="P9">- Guatemala</text:p>
      <text:p text:style-name="P9">- Bangladesh</text:p>
      <text:p text:style-name="P3">Points to research:</text:p>
      <text:p text:style-name="P3"/>
      <text:p text:style-name="P3">Challenges/<text:span text:style-name="T12">opportunities</text:span> associated with mapping fields across time and geography:</text:p>
      <text:p text:style-name="P3"><text:soft-page-break/>- Clouds, some geographies and time periods will be easier than others. <text:span text:style-name="T9">Which developing areas are better targets than others and at what time of year? Do these times align with that location’s growing season?</text:span></text:p>
      <text:p text:style-name="P3">- crop type, tree crops (cocoa) can be more difficult than cereals or other types. <text:span text:style-name="T9">Across different crop types, with particular focus on high value crops, how well do current methods perform?</text:span></text:p>
      <text:p text:style-name="P3"/>
      <text:p text:style-name="P4">Challenges/<text:span text:style-name="T12">opportunities</text:span> <text:s/>associated with scaling</text:p>
      <text:p text:style-name="P3">- labeling effort (which Mapping Africa addresses through crowdsourcing and active learning)</text:p>
      <text:p text:style-name="P3">- time for model training, synchronizing the two sides of active learning. <text:span text:style-name="T9">This is </text:span>solved with the right compute architecture/algorithm combo, <text:span text:style-name="T9">with trade-offs in performance time and accuracy</text:span></text:p>
      <text:p text:style-name="P3">- <text:span text:style-name="T10">engineering the model to train on the right set of training data. Over what spatial area should the model be trained, if the goal is to apply model to the country scale?</text:span></text:p>
      <text:p text:style-name="P3"/>
      <text:p text:style-name="P4">Challenges/<text:span text:style-name="T12">opportunities</text:span> <text:s/>associated with technologies/methods</text:p>
      <text:p text:style-name="P3">- Need global, high resolution (2-4 meter) resolution imagery at high <text:span text:style-name="T11">time </text:span>frequency</text:p>
      <text:p text:style-name="P3"><text:tab/>- Planet needs to be evaluated across different geographies and for different crop types<text:tab/></text:p>
      <text:p text:style-name="P3">- Object segmentation methods that make use of CNNs are unexplored for smallholder ag, save for <text:span text:style-name="T11">(as far as we know) </text:span>our own <text:span text:style-name="T11">work</text:span></text:p>
      <text:p text:style-name="P3"/>
      <text:p text:style-name="P11">Narrative Arc</text:p>
      <text:p text:style-name="P11"/>
      <text:p text:style-name="P12">Fully mapping smallholder fields is a challenging task, because of their small size, diversity in crop cover, cloudiness that obscures imagery, and the sheer number of distinct fields.</text:p>
      <text:p text:style-name="P12"/>
      <text:p text:style-name="P12">Since Landsat 5, researchers have made significant progress using satellite remote sensing to map agricultural land cover.</text:p>
      <text:p text:style-name="P12"/>
      <text:p text:style-name="P12">As satellite technology has progressed, temporally deep and spatially extensive datasets have been made available to the public. The Landsat and Sentinel series are the preeminent sources for medium resolution (10-30 meters). </text:p>
      <text:p text:style-name="P12"/>
      <text:p text:style-name="P12">Today, enough high resolution satellite imagery from private sources is available for humans to identify and delineate smallholder agriculture in a vairety of geographies.</text:p>
      <text:p text:style-name="P12"/>
      <text:p text:style-name="P12">While the Worldview series has been the leading source for [some time] in mapping fine-scale agriculture such as smallholder agriculture, a new, cheaper source of global 3 meter imagery is available from Planet Labs.</text:p>
      <text:p text:style-name="P12"/>
      <text:p text:style-name="P12">While satellite technology has progressed, so to has the field of computer vision. Deep learning methods have shown outstanding performance at complex image recognition and object segmentation tasks that shallow learning methods have been unable to solve (ImageNet, COCO, etc.) </text:p>
      <text:p text:style-name="P12"/>
      <text:p text:style-name="P12"><text:span text:style-name="T14">R</text:span>esearch in land use/land cover mapping has largely lagged behind computer vision. Most efforts are directed toward <text:span text:style-name="T15">traditional </text:span>shallow machine learning techniques<text:span text:style-name="T15">.</text:span> For many land cover mapping problems these methods are sufficient.</text:p>
      <text:p text:style-name="P12"/>
      <text:p text:style-name="P13">However, the challenges in mapping smallholder fields pose problems for these shallow learning methods, due to the complexity of both the fields and their surrounding environments. <text:span text:style-name="T13">Accuracies in mapping smallholder fields with traditional machine learning approaches have yielded proficient </text:span><text:soft-page-break/><text:span text:style-name="T13">results but the problem has not been solved. Preliminary results from research using CNN based classifiers have shown success at classifying land cover categories that are similar in complexity to smallholder fields (Merced, Sat-4, Sat-6, Mask-RCNN examples?).</text:span></text:p>
      <text:p text:style-name="P13"/>
      <text:p text:style-name="P13"><text:span text:style-name="T14">As satellite technology has progressed, it is now possible for humans to identify fine-scale features like smallholder fields cheaply and with high accuracies. With the parallel development of computer vision, it is also possible for deep learning methods to reach equal performance, or even outperform, humans on image recognition and segmentation tasks. </text:span></text:p>
      <text:p text:style-name="P13"/>
      <text:p text:style-name="P14">A method that shows enormous potential is MaskRCNN, which has been applied to classification and segmentation problems ranging from human cell counting to the segmentation of urban green space. We expect this method to outperform shallow machine learning methods for delineating and classifying smallholder agriculture in a range of environments and at varying times. <text:s/></text:p>
      <text:p text:style-name="P14"/>
      <text:p text:style-name="P15">Another challenge for mapping smallholder agriculture at scale is the computation cost and time it takes to train the models. One method that has been widely researched yet infrequently applied to land cover mapping is active learning: where an algorithm and group of human mappers work together over many iterations to intelligently gather training data where the model is most uncertain. We expect that active learning will allow model accuracy to converge significantly faster than traditional methods where a model is trained once on a single set of data.</text:p>
      <text:p text:style-name="P15"/>
      <text:p text:style-name="P16">With the demonstrated success of CNN based methods and active learning in computer vision, along with the availability of multiple source of high and medium satellite imagery, the problem of fully mapping smallholder fields across country-wide scales is within reach. The primary limitations are not in a lack of tools but of cost and eff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Helvetica" svg:font-family="Helvetic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7:48:06.972980630</meta:creation-date>
    <dc:date>2018-06-04T20:08:56.569403712</dc:date>
    <meta:editing-duration>PT1H32M23S</meta:editing-duration>
    <meta:editing-cycles>12</meta:editing-cycles>
    <meta:generator>LibreOffice/5.1.6.2$Linux_X86_64 LibreOffice_project/10m0$Build-2</meta:generator>
    <meta:document-statistic meta:table-count="0" meta:image-count="0" meta:object-count="0" meta:page-count="3" meta:paragraph-count="39" meta:word-count="1091" meta:character-count="7117" meta:non-whitespace-character-count="6055"/>
  </office:meta>
</office:document-meta>
</file>